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in Character</text:p>
      <text:p text:style-name="Standard">Party members found or rescued.</text:p>
      <text:p text:style-name="Standard">Form an army</text:p>
      <text:p text:style-name="Standard"/>
      <text:p text:style-name="Standard">Episodes/Areas</text:p>
      <text:p text:style-name="Standard">Each area has different waves of enemies. <text:s/>Standard enemies and Unique bosses.</text:p>
      <text:p text:style-name="Standard"/>
      <text:p text:style-name="Standard">Enemies drop experience, items, and currency. <text:s/>Kills gain score. <text:s/>Bonus scores added after each unique boss fight. <text:s/></text:p>
      <text:p text:style-name="Standard">Main character attracts drops. <text:s/>Party levels up together.</text:p>
      <text:p text:style-name="Standard"/>
      <text:p text:style-name="Standard">Uninterrupted gameplay</text:p>
      <text:p text:style-name="Standard"/>
      <text:p text:style-name="Standard">HP</text:p>
      <text:p text:style-name="Standard">MP</text:p>
      <text:p text:style-name="Standard">Physical Attack</text:p>
      <text:p text:style-name="Standard">Magical Attack</text:p>
      <text:p text:style-name="Standard">Defense</text:p>
      <text:p text:style-name="Standard">Skills</text:p>
      <text:p text:style-name="Standard">Attack Speed</text:p>
      <text:p text:style-name="Standard">Max Army</text:p>
      <text:p text:style-name="Standard"/>
      <text:p text:style-name="Standard">Main quests</text:p>
      <text:p text:style-name="Standard"/>
      <text:p text:style-name="Standard">Sleep at inns to "rest" (heal instantly); cost depends on how much healed.</text:p>
      <text:p text:style-name="Standard">Shops automatically add equipment but spend gold. <text:s/>Gold amount listed with shop.</text:p>
      <text:p text:style-name="Standard"/>
      <text:p text:style-name="Standard">Characters automatically equip best weapons and armor. <text:s/>Extra inventory counts towards bonus score.</text:p>
      <text:p text:style-name="Standard"/>
      <text:p text:style-name="Standard">Possible Classes: Paladin, warrior, knight, witch, wizard, necromancer, summoner, elementalist, beast master, ninja, pirate, thief, vampire, zombie, skeleton,</text:p>
      <text:p text:style-name="Standard"/>
      <text:p text:style-name="Standard">Main character death equals loss of equipment currently used. <text:s/>"Lives" or life potions (tentative) used. <text:s/>Healers can cast life spell on main character if MP allows within seconds of death.</text:p>
      <text:p text:style-name="Standard"/>
      <text:p text:style-name="Standard">No saves. <text:s/>Final death, restart game.</text:p>
      <text:p text:style-name="Standard"/>
      <text:p text:style-name="Standard">Party membmers have only one life.</text:p>
      <text:p text:style-name="Standard"/>
      <text:p text:style-name="Standard">Quick formation changes. <text:s/>Formations change which party members are at play. <text:s/>Automatic or manual.</text:p>
      <text:p text:style-name="Standard"/>
      <text:p text:style-name="Standard">Various difficulty levels.</text:p>
      <text:p text:style-name="Standard"/>
      <text:p text:style-name="Standard">Start with minimal amount of enemies. <text:s/>End with insane amount of enemies.</text:p>
      <text:p text:style-name="Standard"/>
      <text:p text:style-name="Standard">Insanely huge bosses near end game.</text:p>
      <text:p text:style-name="Standard"/>
      <text:p text:style-name="Standard">Screen zooms out as party gets bigger.</text:p>
      <text:p text:style-name="Standard"/>
      <text:p text:style-name="Standard">Int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32S</meta:editing-duration>
    <meta:editing-cycles>29</meta:editing-cycles>
    <meta:generator>OpenOffice.org/3.3$Win32 OpenOffice.org_project/330m20$Build-9567</meta:generator>
    <dc:date>2012-04-21T16:43:11.83</dc:date>
    <meta:document-statistic meta:table-count="0" meta:image-count="0" meta:object-count="0" meta:page-count="1" meta:paragraph-count="30" meta:word-count="205" meta:character-count="1370"/>
    <meta:user-defined meta:name="Info 1"/>
    <meta:user-defined meta:name="Info 2"/>
    <meta:user-defined meta:name="Info 3"/>
    <meta:user-defined meta:name="Info 4"/>
  </office:meta>
</office:document-meta>
</file>